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style-name="gr1" draw:text-style-name="P1" svg:width="159.97mm" svg:height="90.04mm" svg:x="338.94mm" svg:y="64.02mm">
            <loext:p draw:notify-on-update-of-ranges="Sheet1.N2:Sheet1.N9 Sheet1.O2:Sheet1.O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Packet Gap</text:p>
          </table:table-cell>
          <table:table-cell office:value-type="string" calcext:value-type="string">
            <text:p>Packets Sent</text:p>
          </table:table-cell>
          <table:table-cell office:value-type="string" calcext:value-type="string">
            <text:p>Packets Received</text:p>
          </table:table-cell>
          <table:table-cell office:value-type="string" calcext:value-type="string">
            <text:p>Packets Lost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Length of Song (s)</text:p>
          </table:table-cell>
          <table:table-cell office:value-type="string" calcext:value-type="string">
            <text:p>Time Buffering (s)</text:p>
          </table:table-cell>
          <table:table-cell office:value-type="string" calcext:value-type="string">
            <text:p>Delay (ms)</text:p>
          </table:table-cell>
          <table:table-cell office:value-type="string" calcext:value-type="string">
            <text:p>Remarks</text:p>
          </table:table-cell>
          <table:table-cell table:number-columns-repeated="4"/>
          <table:table-cell office:value-type="string" calcext:value-type="string">
            <text:p>Rate of Packet Reordering (N)</text:p>
          </table:table-cell>
          <table:table-cell office:value-type="string" calcext:value-type="string">
            <text:p>Avg Time Spent Buffering (s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4011" calcext:value-type="float">
            <text:p>164011</text:p>
          </table:table-cell>
          <table:table-cell office:value-type="float" office:value="164010" calcext:value-type="float">
            <text:p>164010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4011" calcext:value-type="float">
            <text:p>164011</text:p>
          </table:table-cell>
          <table:table-cell office:value-type="float" office:value="19816" calcext:value-type="float">
            <text:p>19816</text:p>
          </table:table-cell>
          <table:table-cell office:value-type="float" office:value="144195" calcext:value-type="float">
            <text:p>144195</text:p>
          </table:table-cell>
          <table:table-cell office:value-type="float" office:value="26" calcext:value-type="float">
            <text:p>2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iled to get successful test runs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4011" calcext:value-type="float">
            <text:p>164011</text:p>
          </table:table-cell>
          <table:table-cell office:value-type="float" office:value="42136" calcext:value-type="float">
            <text:p>42136</text:p>
          </table:table-cell>
          <table:table-cell office:value-type="float" office:value="121875" calcext:value-type="float">
            <text:p>121875</text:p>
          </table:table-cell>
          <table:table-cell office:value-type="float" office:value="53" calcext:value-type="float">
            <text:p>5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ome runs had ack timeouts of up to 1 whole second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4011" calcext:value-type="float">
            <text:p>164011</text:p>
          </table:table-cell>
          <table:table-cell office:value-type="float" office:value="14512" calcext:value-type="float">
            <text:p>14512</text:p>
          </table:table-cell>
          <table:table-cell office:value-type="float" office:value="149499" calcext:value-type="float">
            <text:p>149499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robably overloaded by request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8">00/00/0000</text:date>, <text:time style:data-style-name="N2" text:time-value="10:05:27.7828877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7:43:55.740301667</meta:creation-date>
    <dc:date>2019-02-28T10:17:26.063441286</dc:date>
    <meta:editing-duration>PT39M21S</meta:editing-duration>
    <meta:editing-cycles>8</meta:editing-cycles>
    <meta:generator>LibreOffice/5.1.6.2$Linux_X86_64 LibreOffice_project/10m0$Build-2</meta:generator>
    <meta:document-statistic meta:table-count="1" meta:cell-count="2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2.783cm" svg:y="0.316cm" chart:style-name="ch2">
          <text:p>Effect of Packet Reordering on Time Spent Buffering</text:p>
        </chart:title>
        <chart:subtitle svg:x="4.608cm" svg:y="1.275cm" chart:style-name="ch3">
          <text:p>Where Every Nth Packet is Reordered</text:p>
        </chart:subtitle>
        <chart:plot-area chart:style-name="ch4" table:cell-range-address="Sheet1.N2:Sheet1.O9" svg:x="1.33cm" svg:y="2.138cm" svg:width="14.349cm" svg:height="5.706cm">
          <chartooo:coordinate-region svg:x="1.766cm" svg:y="2.337cm" svg:width="13.541cm" svg:height="4.86cm"/>
          <chart:axis chart:dimension="x" chart:name="primary-x" chart:style-name="ch5">
            <chart:title svg:x="6.277cm" svg:y="8.024cm" chart:style-name="ch6">
              <text:p>Rate of Packet Reordering (N)</text:p>
            </chart:title>
            <chart:grid chart:style-name="ch7" chart:class="major"/>
          </chart:axis>
          <chart:axis chart:dimension="y" chart:name="primary-y" chart:style-name="ch5">
            <chart:title svg:x="0.451cm" svg:y="6.755cm" chart:style-name="ch8">
              <text:p>Time Spent Buffering (s)</text:p>
            </chart:title>
            <chart:grid chart:style-name="ch7" chart:class="major"/>
          </chart:axis>
          <chart:series chart:style-name="ch9" chart:values-cell-range-address="Sheet1.O2:Sheet1.O9" chart:class="chart:scatter">
            <chart:domain table:cell-range-address="Sheet1.N2:Sheet1.N9"/>
            <chart:regression-curve chart:style-name="ch10"/>
            <chart:data-point/>
            <chart:data-point chart:style-name="ch11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N2:Sheet1.N9</svg:desc>
                </draw:g>
              </table:table-cell>
              <table:table-cell office:value-type="float" office:value="7">
                <text:p>7</text:p>
                <draw:g>
                  <svg:desc>Sheet1.O2:Sheet1.O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5.7">
                <text:p>5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